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44A00002E33000014427938CA5E.wmf" manifest:media-type=""/>
  <manifest:file-entry manifest:full-path="Pictures/200000880000246100001688F472E388.wmf" manifest:media-type=""/>
  <manifest:file-entry manifest:full-path="Pictures/2000044A00002E3300001442B2F9D329.wmf" manifest:media-type=""/>
  <manifest:file-entry manifest:full-path="Pictures/20000FFD000030E300003ACF19516F3E.wmf" manifest:media-type=""/>
  <manifest:file-entry manifest:full-path="Pictures/2000044900002D2A00001516EE617846.wmf" manifest:media-type=""/>
  <manifest:file-entry manifest:full-path="Pictures/2000001D000069D5000034EBC565B1D5.wmf" manifest:media-type=""/>
  <manifest:file-entry manifest:full-path="Pictures/200000180000594C00003B88ECAB66D0.wmf" manifest:media-type=""/>
  <manifest:file-entry manifest:full-path="Pictures/2000044900002D2A00001516EFAF21EA.wmf" manifest:media-type=""/>
  <manifest:file-entry manifest:full-path="Pictures/2000001300003ED700003B88CDB712FA.wmf" manifest:media-type=""/>
  <manifest:file-entry manifest:full-path="Pictures/200000190000633800003B885F90A198.wmf" manifest:media-type=""/>
  <manifest:file-entry manifest:full-path="Pictures/2000017800002746000020C369EC0D66.wmf" manifest:media-type=""/>
  <manifest:file-entry manifest:full-path="Pictures/2000000F0000402F000016A2C3102E0B.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style:tab-stops/>
      </style:paragraph-properties>
      <style:text-properties fo:language="en" fo:country="US"/>
    </style:style>
    <style:style style:name="P3" style:family="paragraph" style:parent-style-name="footer">
      <style:paragraph-properties fo:text-align="center" style:justify-single-word="false"/>
    </style:style>
    <style:style style:name="P4" style:family="paragraph" style:parent-style-name="Normal">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5" style:family="paragraph" style:parent-style-name="Normal">
      <style:paragraph-properties fo:text-align="center" style:justify-single-word="false"/>
      <style:text-properties fo:font-size="12pt" fo:language="en" fo:country="US" fo:font-style="italic" style:font-size-asian="12pt" style:font-style-asian="italic" style:font-size-complex="12pt" style:font-style-complex="italic"/>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fo:language="en" fo:country="US"/>
    </style:style>
    <style:style style:name="P8" style:family="paragraph" style:parent-style-name="Normal">
      <style:paragraph-properties fo:text-align="center" style:justify-single-word="false"/>
    </style:style>
    <style:style style:name="P9" style:family="paragraph" style:parent-style-name="Normal">
      <style:paragraph-properties fo:text-align="end" style:justify-single-word="false"/>
      <style:text-properties fo:font-size="8pt" fo:language="en" fo:country="US" fo:font-style="italic" style:font-size-asian="8pt" style:font-style-asian="italic" style:font-size-complex="8pt" style:font-style-complex="italic"/>
    </style:style>
    <style:style style:name="P10" style:family="paragraph" style:parent-style-name="heading_20_1">
      <style:text-properties fo:language="en" fo:country="US"/>
    </style:style>
    <style:style style:name="P11" style:family="paragraph" style:parent-style-name="Normal">
      <style:paragraph-properties fo:break-before="page"/>
      <style:text-properties fo:language="en" fo:country="US" fo:font-weight="bold" style:font-weight-asian="bold" style:font-weight-complex="bold"/>
    </style:style>
    <style:style style:name="P12" style:family="paragraph" style:parent-style-name="heading_20_2">
      <style:text-properties fo:language="en" fo:country="US"/>
    </style:style>
    <style:style style:name="P13" style:family="paragraph" style:parent-style-name="footnote_20_text">
      <style:text-properties fo:font-size="8pt" fo:language="en" fo:country="US" style:font-size-asian="8pt" style:font-size-complex="8pt"/>
    </style:style>
    <style:style style:name="P14" style:family="paragraph" style:parent-style-name="header">
      <style:paragraph-properties fo:keep-with-next="always">
        <style:tab-stops/>
      </style:paragraph-properties>
      <style:text-properties fo:language="en" fo:country="US"/>
    </style:style>
    <style:style style:name="P15" style:family="paragraph" style:parent-style-name="Normal">
      <style:paragraph-properties fo:keep-with-next="always"/>
      <style:text-properties fo:language="en" fo:country="US"/>
    </style:style>
    <style:style style:name="P16" style:family="paragraph" style:parent-style-name="Normal">
      <style:paragraph-properties fo:text-align="center" style:justify-single-word="false" fo:keep-with-next="always"/>
      <style:text-properties fo:language="en" fo:country="US"/>
    </style:style>
    <style:style style:name="P17" style:family="paragraph" style:parent-style-name="header" style:master-page-name="Conversion_20_1">
      <style:paragraph-properties style:page-number="auto"/>
      <style:text-properties fo:language="en" fo:country="US"/>
    </style:style>
    <style:style style:name="T1" style:family="text">
      <style:text-properties fo:font-weight="bold" style:font-weight-asian="bold" style:font-weight-complex="bold"/>
    </style:style>
    <style:style style:name="T2" style:family="text">
      <style:text-properties style:text-position="25% 58%"/>
    </style:style>
    <style:style style:name="T3" style:family="text">
      <style:text-properties style:text-position="25% 58%" fo:language="en" fo:country="US"/>
    </style:style>
    <style:style style:name="T4" style:family="text">
      <style:text-properties style:text-position="25% 58%" fo:language="fr" fo:country="CA"/>
    </style:style>
    <style:style style:name="T5" style:family="text">
      <style:text-properties fo:font-style="italic" style:font-style-asian="italic" style:font-style-complex="italic"/>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fo:font-weight="bold" style:font-weight-asian="bold" style:font-weight-complex="bold"/>
    </style:style>
    <style:style style:name="T9" style:family="text">
      <style:text-properties style:text-position="-33% 58%" fo:language="en" fo:country="US"/>
    </style:style>
    <style:style style:name="T10" style:family="text">
      <style:text-properties style:font-name="Symbol" fo:language="en" fo:country="US"/>
    </style:style>
    <style:style style:name="T11" style:family="text">
      <style:text-properties style:font-name="Symbol" fo:language="en" fo:country="US" fo:font-style="italic" style:font-style-asian="italic" style:font-style-complex="italic"/>
    </style:style>
    <style:style style:name="T12" style:family="text">
      <style:text-properties style:text-position="-25% 58%" fo:language="en" fo:country="US"/>
    </style:style>
    <style:style style:name="T13" style:family="text">
      <style:text-properties fo:language="none" fo:country="none"/>
    </style:style>
    <style:style style:name="T14" style:family="text">
      <style:text-properties fo:language="fr" fo:country="CA"/>
    </style:style>
    <style:style style:name="T15" style:family="text">
      <style:text-properties fo:language="fr" fo:country="CA" fo:font-style="italic" style:font-style-asian="italic" style:font-style-complex="italic"/>
    </style:style>
    <style:style style:name="T16" style:family="text">
      <style:text-properties officeooo:rsid="001cdac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99%"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6" text:name="NUMPAGES"/>
      </text:user-field-decls>
      <text:p text:style-name="P17"/>
      <text:p text:style-name="P4">Off-time denoising : is stacking the solution?</text:p>
      <text:p text:style-name="P5"/>
      <text:p text:style-name="P10">Analysis and non-parametric denoising</text:p>
      <text:p text:style-name="P6"/>
      <text:p text:style-name="P6"/>
      <text:p text:style-name="P6"/>
      <text:p text:style-name="P6">Technical report THEM2001-01</text:p>
      <text:p text:style-name="P6">January 2001</text:p>
      <text:p text:style-name="P2"/>
      <text:p text:style-name="P6">Daniel Lemire, Ph.D.</text:p>
      <text:p text:style-name="P6">(514) 524-3517</text:p>
      <text:p text:style-name="P6">Report funded by <text:span text:style-name="T1">THEM Geophysics Inc.</text:span></text:p>
      <text:p text:style-name="P11">Introduction</text:p>
      <text:p text:style-name="P6"/>
      <text:p text:style-name="P6">This report assumes that the reader is familiar with <text:span text:style-name="T1">THEM Geophysics Inc</text:span>. THEM system is an innovative EM system appropriate for rough terrain mineral exploration. It was developed over the last 4-5 years and is still considered a prototype.</text:p>
      <text:p text:style-name="P6"/>
      <text:p text:style-name="P6">One of the unresolved issue has been the noise level. It is only one of several issues of course, but signal-to-noise ration seems to be a convenient way to measure the quality of an EM system and is of significant commercial interest. Unfortunately, there isn’t a standardized measure of the noise level because processing software and hardware vary greatly from one system to another.</text:p>
      <text:p text:style-name="P6"/>
      <text:p text:style-name="P6">At this point in time, it seems that processing the signal itself (and not subproducts such as channels) might be a priority because there are qualified consultants able to prepare the various subproducts in a satisfying manner for the industry.</text:p>
      <text:p text:style-name="P6"/>
      <text:p text:style-name="P12">Data under consideration and warning</text:p>
      <text:p text:style-name="P6"/>
      <text:p text:style-name="P6">We will studying the file bob3.dat provided by THEM Geophysics Inc. The file is 217 Mbytes in size and dated from April 21<text:span text:style-name="T2">st</text:span> 1999. X and Z coils are available but only Z coil will be considered here. This analysis may not apply to all collected data by THEM EM system and the reader should be aware that there might be components in the signal which are specific to this particular file. It is however believed to be a representative signal set by <text:span text:style-name="T1">THEM Geophysics Inc. </text:span>It is assumed that the emitter was set at 30 Hz so that we have 60 half-cycles (or <text:span text:style-name="T5">frames</text:span>) per second and 512 samples per half-cycles (for a sampling rate of 30kHz) over both the X and Z coils.</text:p>
      <text:p text:style-name="P2"/>
      <text:p text:style-name="P12">Definition of the problem</text:p>
      <text:p text:style-name="P6"/>
      <text:p text:style-name="P6">Current EM processing software extract all of their information from the off-time of the signal, that is, the delay during which the emitter is turned off and the signal is decaying (more or less according to an exponential curve). It is also where the apparent signal-to-noise ratio is lower (it can be as low as 1:25).</text:p>
      <text:p text:style-name="P6"/>
      <text:p text:style-name="Normal"><text:span text:style-name="T6">Baseline correction is achieved through the SIMn algorithm using </text:span><text:span text:style-name="T7">n</text:span><text:span text:style-name="T6"> = 3 and a late window of 48 samples (see</text:span> <text:span text:style-name="T6">[1]). Whenever stacking is not explicitely specified we stacked each two subsequent half-cycles (simply averaging one with the other after inverting the signs). This type of data will be refered to as “raw” since no denoising was used on it.</text:span></text:p>
      <text:p text:style-name="P6"/>
      <text:p text:style-name="Normal"><text:span text:style-name="T6">Our goal is to increase substantially the signal-to-noise ratio. The current implementation of THEM software achieve noise reduction through stacking</text:span><text:span text:style-name="footnote_20_reference"><text:span text:style-name="T6"><text:note text:id="ftn1" text:note-class="footnote"><text:note-citation>1</text:note-citation><text:note-body><text:p text:style-name="P13"><text:s/>Stacking means that we average the responses over <text:span text:style-name="T5">n</text:span> half-cycles (switching signs) and then use this averaged response instead of the x half-cycles (in effect, downsampling the signal by a factor of <text:span text:style-name="T5">n</text:span>). We can also replace the average with the median.</text:p></text:note-body></text:note></text:span></text:span><text:span text:style-name="T6"> over 6 frames or more and using an experimental wavelet denoising scheme referred to as </text:span><text:span text:style-name="T7">DeSpike </text:span><text:span text:style-name="T6">(to remove noise due to sudden and brief atmostpheric discharges). This wavelet denoising scheme won’t be discussed here even though it is important to handle atmospheric discharges in any future processing software.</text:span></text:p>
      <text:p text:style-name="P2"/>
      <text:p text:style-name="P12">Is stacking working ?</text:p>
      <text:p text:style-name="P6"/>
      <text:p text:style-name="P6">Since atmospheric discharges are relatively rare and very localized, the Despike algorithm discussed above won’t increase in a measur<text:span text:style-name="T16">able</text:span> way the signal-to-noise ratio of the raw signal. Stacking is therefore the only denoising tool currently used to increase this ratio.</text:p>
      <text:p text:style-name="P6"/>
      <text:p text:style-name="Normal"><text:span text:style-name="T6">One important issue is therefore to determine whether stacking is an efficient way of reducing noise levels. If most of the noise is white, it is known that stacking over </text:span><text:span text:style-name="T7">n</text:span><text:span text:style-name="T6"> frames will reduced the noise level by a factor of </text:span><text:span text:style-name="T9"><draw:frame draw:style-name="fr1" draw:name="Image2" text:anchor-type="as-char" svg:width="0.4161in" svg:height="0.2492in" draw:z-index="5"><draw:image xlink:href="Pictures/200000190000633800003B885F90A198.wmf" xlink:type="simple" xlink:show="embed" xlink:actuate="onLoad"/></draw:frame></text:span><text:span text:style-name="T6"> therefore increasing the signal-to-noise ratio by a factor of</text:span><text:span text:style-name="T9"><draw:frame draw:style-name="fr1" draw:name="Image3" text:anchor-type="as-char" svg:width="0.2634in" svg:height="0.2492in" draw:z-index="6"><draw:image xlink:href="Pictures/2000001300003ED700003B88CDB712FA.wmf" xlink:type="simple" xlink:show="embed" xlink:actuate="onLoad"/></draw:frame></text:span><text:span text:style-name="T6">. </text:span></text:p>
      <text:p text:style-name="P6"/>
      <text:p text:style-name="Normal"><text:span text:style-name="T6">The mathematical result concerning noise reduction through stacking can be demonstrated as follows, let </text:span><text:span text:style-name="T7">f</text:span><text:span text:style-name="T6"> be the true value and </text:span><text:span text:style-name="T10">e</text:span><text:span text:style-name="T12">1</text:span><text:span text:style-name="T6">, </text:span><text:span text:style-name="T10">e</text:span><text:span text:style-name="T12">2</text:span><text:span text:style-name="T6">… be the (white) noise measured by the corresponding half-cycle (we</text:span><text:span text:style-name="T13"> assume local stationarity). If each </text:span><text:span text:style-name="T10">e</text:span><text:span text:style-name="T12">k </text:span><text:span text:style-name="T6">has variance </text:span><text:span text:style-name="T11">s</text:span><text:span text:style-name="T3">2</text:span><text:span text:style-name="T6">, then the sum of all </text:span><text:span text:style-name="T7">n</text:span><text:span text:style-name="T6"> </text:span><text:span text:style-name="T10">e</text:span><text:span text:style-name="T12">k </text:span><text:span text:style-name="T6">will have variance </text:span><text:span text:style-name="T7">n</text:span><text:span text:style-name="T11">s</text:span><text:span text:style-name="T3">2</text:span><text:span text:style-name="T6"> and therefore, the standard </text:span><text:soft-page-break/><text:span text:style-name="T6">deviation of the noise will be </text:span><text:span text:style-name="T9"><draw:frame draw:style-name="fr1" draw:name="Image4" text:anchor-type="as-char" svg:width="0.3752in" svg:height="0.2492in" draw:z-index="7"><draw:image xlink:href="Pictures/200000180000594C00003B88ECAB66D0.wmf" xlink:type="simple" xlink:show="embed" xlink:actuate="onLoad"/></draw:frame></text:span><text:span text:style-name="T6"> and the average (dividing by </text:span><text:span text:style-name="T7">n</text:span><text:span text:style-name="T6">) will be </text:span><text:span text:style-name="T9"><draw:frame draw:style-name="fr1" draw:name="Image5" text:anchor-type="as-char" svg:width="0.4992in" svg:height="0.2492in" draw:z-index="8"><draw:image xlink:href="Pictures/2000001D000069D5000034EBC565B1D5.wmf" xlink:type="simple" xlink:show="embed" xlink:actuate="onLoad"/></draw:frame></text:span><text:span text:style-name="T6">. </text:span></text:p>
      <text:p text:style-name="P6"/>
      <text:p text:style-name="P6">Therefore, stacking over 6 half-cycles as is the standard procedure with the current implementation of THEM processing software would reduce noise by a factor of 2.4 so that an amplitude of 50 in the noise level would be reduced to 20. </text:p>
      <text:p text:style-name="P6"/>
      <text:p text:style-name="P6">However, looking at Fig. 1, 2 and 3 there is no such drastic noise reduction. While some reduction does occur, it is clearly not of the order we would expect. It means that one of our assumption about the type of noise is false. As we will demonstrate below, it appears that the noise is not white.</text:p>
      <text:p text:style-name="P6"/>
      <text:p text:style-name="P8"><text:span text:style-name="T8">Figure 1</text:span><text:span text:style-name="T6">. </text:span>The raw data after baseline correction (<text:span text:style-name="T5">x</text:span> axis is in number of samples)</text:p>
      <text:p text:style-name="P7"><draw:frame draw:style-name="fr1" draw:name="Image6" text:anchor-type="as-char" svg:width="4.5535in" svg:height="2.1272in" draw:z-index="9"><draw:image xlink:href="Pictures/2000044900002D2A00001516EFAF21EA.wmf" xlink:type="simple" xlink:show="embed" xlink:actuate="onLoad"/></draw:frame></text:p>
      <text:p text:style-name="P7"/>
      <text:p text:style-name="P8"><text:span text:style-name="T8">Figure 2</text:span><text:span text:style-name="T6">. </text:span>The raw data after baseline correction and 2 stacking. Notice that the noise reduction compared to Fig. 1 is not very significative. (<text:span text:style-name="T5">x</text:span> axis is in number of samples)</text:p>
      <text:p text:style-name="P7"><draw:frame draw:style-name="fr1" draw:name="Image7" text:anchor-type="as-char" svg:width="4.5516in" svg:height="2.1252in" draw:z-index="10"><draw:image xlink:href="Pictures/2000044900002D2A00001516EE617846.wmf" xlink:type="simple" xlink:show="embed" xlink:actuate="onLoad"/></draw:frame></text:p>
      <text:p text:style-name="P7"/>
      <text:p text:style-name="P8"><text:span text:style-name="T8">Figure 3</text:span><text:span text:style-name="T6">. </text:span>The raw data after baseline correction and 6 stacking. The noise reduction is barely noticeable with respect to Fig. 1 and 2. (<text:span text:style-name="T5">x</text:span> axis is in number of samples)</text:p>
      <text:p text:style-name="P7"><draw:frame draw:style-name="fr1" draw:name="Image8" text:anchor-type="as-char" svg:width="4.6571in" svg:height="2.0417in" draw:z-index="11"><draw:image xlink:href="Pictures/2000044A00002E3300001442B2F9D329.wmf" xlink:type="simple" xlink:show="embed" xlink:actuate="onLoad"/></draw:frame></text:p>
      <text:p text:style-name="P2"><text:soft-page-break/></text:p>
      <text:p text:style-name="P6">In Fig. 4, we stack over 60 half-cycles and compute the Fourier spectrum of the last 128 samples (out of the 512 samples contained in a half-cycle). It is clear from the Fourier spectrum that the noise we observe is not white. Moreover, we see that even after stacking over 60 half-cycles, the noise level is still very high (higher than expected with white noise).</text:p>
      <text:p text:style-name="P6"/>
      <text:p text:style-name="P6"/>
      <text:p text:style-name="P7"><text:span text:style-name="T1">Figure 3</text:span>. Stacking over 60 half-cycles, we demonstrate that stacking is not an efficient denoising tool in particular because the noise isn’t white but has a specific frequency signature.</text:p>
      <text:p text:style-name="P7"><draw:frame draw:style-name="fr1" draw:name="Image9" text:anchor-type="as-char" svg:width="3.6661in" svg:height="2.2717in" draw:z-index="12"><draw:image xlink:href="Pictures/200000880000246100001688F472E388.wmf" xlink:type="simple" xlink:show="embed" xlink:actuate="onLoad"/></draw:frame></text:p>
      <text:p text:style-name="P7"><draw:frame draw:style-name="fr1" draw:name="Image10" text:anchor-type="as-char" svg:width="4.6571in" svg:height="2.0417in" draw:z-index="13"><draw:image xlink:href="Pictures/2000044A00002E33000014427938CA5E.wmf" xlink:type="simple" xlink:show="embed" xlink:actuate="onLoad"/></draw:frame></text:p>
      <text:p text:style-name="P12">Wavelet denoising</text:p>
      <text:p text:style-name="P14"/>
      <text:p text:style-name="P15">THEM has already a Wavelet Shrinkage denoising module which can be used to process and denoise the signal assuming we make the proper modifications, tuning, and research. Using the Wavelet Shrinkage algorithm with a short filter (Haar) and using what is referred to as “hard shrinkage”, we get excellent noise reduction (see Fig. 4 and 5). A more elaborate demonstration is needed along with extensive testing but as shown in Fig. 5, results are convincing (decays are clearly visible while noise is not present). It should be noted that this type of denoising will not modify significantly the on-time data and doesn’t rely on a model (it is essentially non-parametric denoising).</text:p>
      <text:p text:style-name="P6"/>
      <text:p text:style-name="P15"><text:soft-page-break/><text:span text:style-name="T1">Figure 4</text:span>. Using a stacked half-cycle (stacked over two half-cycles) and zooming in on the first few milliseconds of the off-time, we show that the denoised signal has a very low noise ratio while remaining true to the raw signal.</text:p>
      <text:p text:style-name="P16"><draw:frame draw:style-name="fr1" draw:name="Image11" text:anchor-type="as-char" svg:width="3.9571in" svg:height="3.3016in" draw:z-index="14"><draw:image xlink:href="Pictures/2000017800002746000020C369EC0D66.wmf" xlink:type="simple" xlink:show="embed" xlink:actuate="onLoad"/></draw:frame></text:p>
      <text:p text:style-name="P6"/>
      <text:p text:style-name="P6"/>
      <text:p text:style-name="P16"><text:span text:style-name="T1">Figure 5</text:span>. Comparison between several stacked half-cycles (stacking is set to two half-cycles). Below is the raw data and above is the denoised signal. Impulses (on-time) do not appear because of the scale.</text:p>
      <text:p text:style-name="P16"><text:soft-page-break/><draw:frame draw:style-name="fr1" draw:name="Image12" text:anchor-type="as-char" svg:width="4.9272in" svg:height="5.9272in" draw:z-index="15"><draw:image xlink:href="Pictures/20000FFD000030E300003ACF19516F3E.wmf" xlink:type="simple" xlink:show="embed" xlink:actuate="onLoad"/></draw:frame></text:p>
      <text:p text:style-name="P6"/>
      <text:p text:style-name="P6"/>
      <text:p text:style-name="P12">Conclusion</text:p>
      <text:p text:style-name="P6"/>
      <text:p text:style-name="P6">Stacking half-cycles simply doesn’t achieve the noise reduction we need. It is quite possible that the signal is polluted by hardware deficiencies such as bad shielding. Better software approaches are available and needed. More extensive testing is needed (over several files of data) and atmospheric discharges should be processed as well.</text:p>
      <text:p text:style-name="P6"/>
      <text:p text:style-name="P6">The author would like to thank THEM Geophysics Inc. for its support and funding.</text:p>
      <text:p text:style-name="P2"/>
      <text:p text:style-name="P12">References </text:p>
      <text:p text:style-name="P2"/>
      <text:p text:style-name="Normal"><text:span text:style-name="T14">[1]</text:span> <text:span text:style-name="T14">Daniel Lemire, </text:span><text:span text:style-name="T15">Rapport sur un nouvel algorithme de correction de la ligne de base pour THEM Geophysics</text:span></text:p>
      <text:p text:style-name="Normal"><text:span text:style-name="T15">Splines, interpolation des moyennes et moindres carrés (SIM), </text:span><text:span text:style-name="T14">Technical Report, Montreal, June 12</text:span><text:span text:style-name="T4">th</text:span><text:span text:style-name="T14"> 1999. </text:span></text:p>
      <text:p text:style-name="P6"/>
      <text:p text:style-name="P9">Daniel Lemire is a R&amp;D consultant with a Ph.D.</text:p>
      <text:p text:style-name="P9">in Engineering mathematics. He lives in Montreal </text:p>
      <text:p text:style-name="P9">and can be found on the web at www.ondelett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paragraph">
      <style:paragraph-properties fo:hyphenation-ladder-count="no-limit" style:text-autospace="none" style:punctuation-wrap="hanging" style:line-break="strict" style:tab-stop-distance="0.4917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ormal" style:family="paragraph" style:parent-style-name="Standard">
      <style:text-properties fo:font-size="10pt" fo:language="fr" fo:country="FR" style:font-size-asian="10pt" style:font-size-complex="10pt"/>
    </style:style>
    <style:style style:name="heading_20_1" style:display-name="heading 1" style:family="paragraph" style:parent-style-name="Normal" style:next-style-name="Normal">
      <style:paragraph-properties fo:text-align="center" style:justify-single-word="false" fo:keep-with-next="always"/>
      <style:text-properties fo:font-size="12pt" fo:font-style="italic" style:font-size-asian="12pt" style:font-style-asian="italic" style:font-size-complex="12pt" style:font-style-complex="italic"/>
    </style:style>
    <style:style style:name="heading_20_2" style:display-name="heading 2" style:family="paragraph" style:parent-style-name="Normal" style:next-style-name="Normal">
      <style:paragraph-properties fo:keep-with-next="always"/>
      <style:text-properties fo:font-weight="bold" style:font-weight-asian="bold" style:font-weight-complex="bold"/>
    </style:style>
    <style:style style:name="header" style:family="paragraph" style:parent-style-name="Normal">
      <style:paragraph-properties>
        <style:tab-stops>
          <style:tab-stop style:position="3.15in" style:type="center"/>
          <style:tab-stop style:position="6.3in" style:type="right"/>
        </style:tab-stops>
      </style:paragraph-properties>
    </style:style>
    <style:style style:name="footer" style:family="paragraph" style:parent-style-name="Normal">
      <style:paragraph-properties>
        <style:tab-stops>
          <style:tab-stop style:position="3.15in" style:type="center"/>
          <style:tab-stop style:position="6.3in" style:type="right"/>
        </style:tab-stops>
      </style:paragraph-properties>
    </style:style>
    <style:style style:name="footnote_20_text" style:display-name="footnote text" style:family="paragraph" style:parent-style-name="Normal"/>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parent-style-name="Normal">
      <style:text-properties fo:font-size="12pt" fo:language="en" fo:country="US" style:font-size-asian="12pt" style:font-size-complex="12pt"/>
    </style:style>
    <style:style style:name="Normal" style:family="text">
      <style:text-properties fo:font-size="10pt" fo:language="fr" fo:country="FR" style:font-size-asian="10pt" style:font-size-complex="10pt"/>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99%" draw:color-mode="standard"/>
    </style:style>
    <style:page-layout style:name="Mpm1">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917in" fo:margin-left="0in" fo:margin-right="0in" fo:margin-bottom="0in"/>
      </style:header-style>
      <style:footer-style>
        <style:header-footer-properties fo:min-height="0in" fo:margin-left="0in" fo:margin-right="0in" fo:margin-top="0.4917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header>
        <text:user-field-decls>
          <text:user-field-decl office:value-type="string" office:string-value="6" text:name="NUMPAGES"/>
        </text:user-field-decls>
        <text:p text:style-name="MP1"><text:page-number style:num-format="1" text:select-page="current">5</text:page-number><text:span text:style-name="page_20_number"> / </text:span><text:user-field-get text:name="NUMPAGES">6</text:user-field-get></text:p>
      </style:header>
      <style:footer>
        <text:p text:style-name="MP2"><draw:frame draw:style-name="Mfr1" draw:name="Image1" text:anchor-type="as-char" svg:width="1.6161in" svg:height="0.5465in" draw:z-index="16"><draw:image xlink:href="Pictures/2000000F0000402F000016A2C3102E0B.wmf" xlink:type="simple" xlink:show="embed" xlink:actuate="onLoad"/></draw:frame></text:p>
        <text:p text:style-name="MP2">Signal processing and industrial R&amp;D consultants</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MacOSX_X86_64 LibreOffice_project/edfb5295ba211bd31ad47d0bad0118690f76407d</meta:generator>
    <meta:creation-date>2002-12-29T23:10:04</meta:creation-date>
    <dc:language>en-US</dc:language>
    <meta:editing-cycles>2</meta:editing-cycles>
    <meta:editing-duration>PT49S</meta:editing-duration>
    <dc:date>2015-07-24T10:12:17.212860000</dc:date>
    <meta:document-statistic meta:table-count="0" meta:image-count="12" meta:object-count="0" meta:page-count="6" meta:paragraph-count="52" meta:word-count="1284" meta:character-count="7664" meta:non-whitespace-character-count="6415"/>
    <meta:user-defined meta:name="Info 1"/>
    <meta:user-defined meta:name="Info 2"/>
    <meta:user-defined meta:name="Info 3"/>
    <meta:user-defined meta:name="Info 4"/>
  </office:meta>
</office:document-meta>
</file>